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ddddd" style:diagonal-bl-tr="0.74pt solid #00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24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6" style:family="table-cell" style:parent-style-name="Default" style:data-style-name="N132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21" style:family="table-cell" style:parent-style-name="Default" style:data-style-name="N126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/>
    </style:style>
    <style:style style:name="ce8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31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/>
    </style:style>
    <style:style style:name="ce1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23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13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23">
      <style:table-cell-properties fo:background-color="#dddddd" style:diagonal-bl-tr="0.74pt solid #000000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"/>
        <table:table-column table:style-name="co4" table:number-columns-repeated="10" table:default-cell-style-name="ce2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sta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mm/s^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nt head weight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am length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Al profile 2020</text:p>
          </table:table-cell>
          <table:table-cell office:value-type="string" calcext:value-type="string">
            <text:p>Al pipe 15x10</text:p>
          </table:table-cell>
          <table:table-cell office:value-type="string" calcext:value-type="string">
            <text:p>Al pipe 15x15</text:p>
          </table:table-cell>
          <table:table-cell office:value-type="string" calcext:value-type="string">
            <text:p>Al pipe 20x10</text:p>
          </table:table-cell>
          <table:table-cell office:value-type="string" calcext:value-type="string">
            <text:p>Al pipe 20x20</text:p>
          </table:table-cell>
          <table:table-cell office:value-type="string" calcext:value-type="string">
            <text:p>Al pipe 25x15</text:p>
          </table:table-cell>
          <table:table-cell office:value-type="string" calcext:value-type="string">
            <text:p>Al bar 5x20</text:p>
          </table:table-cell>
          <table:table-cell table:number-columns-repeated="3" office:value-type="string" calcext:value-type="string">
            <text:p>SUS pi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dth</text:p>
          </table:table-cell>
          <table:table-cell table:style-name="ce18"/>
          <table:table-cell table:number-columns-repeated="2" table:style-name="ce12" office:value-type="float" office:value="15" calcext:value-type="float">
            <text:p>15.0 mm</text:p>
          </table:table-cell>
          <table:table-cell table:number-columns-repeated="2" table:style-name="ce12" office:value-type="float" office:value="20" calcext:value-type="float">
            <text:p>20.0 mm</text:p>
          </table:table-cell>
          <table:table-cell table:style-name="ce12" office:value-type="float" office:value="25" calcext:value-type="float">
            <text:p>25.0 mm</text:p>
          </table:table-cell>
          <table:table-cell table:style-name="ce12" office:value-type="float" office:value="20" calcext:value-type="float">
            <text:p>20.0 mm</text:p>
          </table:table-cell>
          <table:table-cell table:style-name="ce12" office:value-type="float" office:value="9" calcext:value-type="float">
            <text:p>9.0 mm</text:p>
          </table:table-cell>
          <table:table-cell table:style-name="ce12" office:value-type="float" office:value="12" calcext:value-type="float">
            <text:p>12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Height</text:p>
          </table:table-cell>
          <table:table-cell table:style-name="ce18"/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15" calcext:value-type="float">
            <text:p>15.0 mm</text:p>
          </table:table-cell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20" calcext:value-type="float">
            <text:p>20.0 mm</text:p>
          </table:table-cell>
          <table:table-cell table:style-name="ce12" office:value-type="float" office:value="15" calcext:value-type="float">
            <text:p>15.0 mm</text:p>
          </table:table-cell>
          <table:table-cell table:style-name="ce12" office:value-type="float" office:value="5" calcext:value-type="float">
            <text:p>5.0 mm</text:p>
          </table:table-cell>
          <table:table-cell table:style-name="ce12" office:value-type="float" office:value="9" calcext:value-type="float">
            <text:p>9.0 mm</text:p>
          </table:table-cell>
          <table:table-cell table:style-name="ce12" office:value-type="float" office:value="6" calcext:value-type="float">
            <text:p>6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Wall thickness</text:p>
          </table:table-cell>
          <table:table-cell table:style-name="ce18"/>
          <table:table-cell table:number-columns-repeated="3" table:style-name="ce12" office:value-type="float" office:value="1.2" calcext:value-type="float">
            <text:p>1.2 mm</text:p>
          </table:table-cell>
          <table:table-cell table:number-columns-repeated="2" table:style-name="ce12" office:value-type="float" office:value="1.5" calcext:value-type="float">
            <text:p>1.5 mm</text:p>
          </table:table-cell>
          <table:table-cell table:style-name="ce30"/>
          <table:table-cell table:style-name="ce12" office:value-type="float" office:value="0.8" calcext:value-type="float">
            <text:p>0.8 mm</text:p>
          </table:table-cell>
          <table:table-cell table:style-name="ce12" office:value-type="float" office:value="1" calcext:value-type="float">
            <text:p>1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Moment of Inertia</text:p>
          </table:table-cell>
          <table:table-cell table:style-name="ce5" office:value-type="float" office:value="7420" calcext:value-type="float">
            <text:p>7,420 mm^4</text:p>
          </table:table-cell>
          <table:table-cell table:style-name="ce13" table:formula="of:=([.H7]*POWER([.H6]; 3) - ([.H7]-[.H8]*2)*POWER(([.H6]-[.H8]*2); 3))" office:value-type="float" office:value="18547.1424" calcext:value-type="float">
            <text:p>18,547 mm^4</text:p>
          </table:table-cell>
          <table:table-cell table:style-name="ce13" table:formula="of:=([.I7]*POWER([.I6]; 3) - ([.I7]-[.I8]*2)*POWER(([.I6]-[.I8]*2); 3))" office:value-type="float" office:value="25420.2624" calcext:value-type="float">
            <text:p>25,420 mm^4</text:p>
          </table:table-cell>
          <table:table-cell table:style-name="ce13" table:formula="of:=([.J7]*POWER([.J6]; 3) - ([.J7]-[.J8]*2)*POWER(([.J6]-[.J8]*2); 3))" office:value-type="float" office:value="38566.5024" calcext:value-type="float">
            <text:p>38,567 mm^4</text:p>
          </table:table-cell>
          <table:table-cell table:style-name="ce13" table:formula="of:=([.K7]*POWER([.K6]; 3) - ([.K7]-[.K8]*2)*POWER(([.K6]-[.K8]*2); 3))" office:value-type="float" office:value="76479" calcext:value-type="float">
            <text:p>76,479 mm^4</text:p>
          </table:table-cell>
          <table:table-cell table:style-name="ce13" table:formula="of:=([.L7]*POWER([.L6]; 3) - ([.L7]-[.L8]*2)*POWER(([.L6]-[.L8]*2); 3))" office:value-type="float" office:value="106599" calcext:value-type="float">
            <text:p>106,599 mm^4</text:p>
          </table:table-cell>
          <table:table-cell table:style-name="ce13" table:formula="of:=([.M7]*POWER([.M6]; 3))" office:value-type="float" office:value="40000" calcext:value-type="float">
            <text:p>40,000 mm^4</text:p>
          </table:table-cell>
          <table:table-cell table:style-name="ce13" table:formula="of:=([.N7]*POWER([.N6]; 3) - ([.N7]-[.N8]*2)*POWER(([.N6]-[.N8]*2); 3))" office:value-type="float" office:value="3562.3424" calcext:value-type="float">
            <text:p>3,562 mm^4</text:p>
          </table:table-cell>
          <table:table-cell table:style-name="ce13" table:formula="of:=([.O7]*POWER([.O6]; 3) - ([.O7]-[.O8]*2)*POWER(([.O6]-[.O8]*2); 3))" office:value-type="float" office:value="6368" calcext:value-type="float">
            <text:p>6,368 mm^4</text:p>
          </table:table-cell>
          <table:table-cell table:style-name="ce13" office:value-type="float" office:value="23700" calcext:value-type="float">
            <text:p>23,700 mm^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oss section</text:p>
          </table:table-cell>
          <table:table-cell table:style-name="ce6" office:value-type="float" office:value="183" calcext:value-type="float">
            <text:p>183.0 mm^2</text:p>
          </table:table-cell>
          <table:table-cell table:style-name="ce14" table:formula="of:=[.H6]*[.H7] - ([.H7]-[.H8]*2)*([.H6]-[.H8]*2)" office:value-type="float" office:value="54.24" calcext:value-type="float">
            <text:p>54.2 mm^2</text:p>
          </table:table-cell>
          <table:table-cell table:style-name="ce14" table:formula="of:=[.I6]*[.I7] - ([.I7]-[.I8]*2)*([.I6]-[.I8]*2)" office:value-type="float" office:value="66.24" calcext:value-type="float">
            <text:p>66.2 mm^2</text:p>
          </table:table-cell>
          <table:table-cell table:style-name="ce14" table:formula="of:=[.J6]*[.J7] - ([.J7]-[.J8]*2)*([.J6]-[.J8]*2)" office:value-type="float" office:value="66.24" calcext:value-type="float">
            <text:p>66.2 mm^2</text:p>
          </table:table-cell>
          <table:table-cell table:style-name="ce14" table:formula="of:=[.K6]*[.K7] - ([.K7]-[.K8]*2)*([.K6]-[.K8]*2)" office:value-type="float" office:value="111" calcext:value-type="float">
            <text:p>111.0 mm^2</text:p>
          </table:table-cell>
          <table:table-cell table:style-name="ce14" table:formula="of:=[.L6]*[.L7] - ([.L7]-[.L8]*2)*([.L6]-[.L8]*2)" office:value-type="float" office:value="111" calcext:value-type="float">
            <text:p>111.0 mm^2</text:p>
          </table:table-cell>
          <table:table-cell table:style-name="ce14" table:formula="of:=[.M6]*[.M7]" office:value-type="float" office:value="100" calcext:value-type="float">
            <text:p>100.0 mm^2</text:p>
          </table:table-cell>
          <table:table-cell table:style-name="ce14" table:formula="of:=[.N6]*[.N7] - ([.N7]-[.N8]*2)*([.N6]-[.N8]*2)" office:value-type="float" office:value="26.24" calcext:value-type="float">
            <text:p>26.2 mm^2</text:p>
          </table:table-cell>
          <table:table-cell table:style-name="ce14" table:formula="of:=[.O6]*[.O7] - ([.O7]-[.O8]*2)*([.O6]-[.O8]*2)" office:value-type="float" office:value="32" calcext:value-type="float">
            <text:p>32.0 mm^2</text:p>
          </table:table-cell>
          <table:table-cell table:style-name="ce14" office:value-type="float" office:value="53.1" calcext:value-type="float">
            <text:p>53.1 mm^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erial density</text:p>
          </table:table-cell>
          <table:table-cell table:number-columns-repeated="7" table:style-name="ce21" office:value-type="float" office:value="2.7" calcext:value-type="float">
            <text:p>2.700 g/cm^3</text:p>
          </table:table-cell>
          <table:table-cell table:number-columns-repeated="3" table:style-name="ce21" office:value-type="float" office:value="7.93" calcext:value-type="float">
            <text:p>7.930 g/cm^3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Beam weight per length</text:p>
          </table:table-cell>
          <table:table-cell table:style-name="ce8" table:formula="of:=[.G10]*[.G11]" office:value-type="float" office:value="494.1" calcext:value-type="float">
            <text:p>494.1 g/m</text:p>
          </table:table-cell>
          <table:table-cell table:style-name="ce8" table:formula="of:=[.H10]*[.H11]" office:value-type="float" office:value="146.448" calcext:value-type="float">
            <text:p>146.4 g/m</text:p>
          </table:table-cell>
          <table:table-cell table:style-name="ce8" table:formula="of:=[.I10]*[.I11]" office:value-type="float" office:value="178.848" calcext:value-type="float">
            <text:p>178.8 g/m</text:p>
          </table:table-cell>
          <table:table-cell table:style-name="ce8" table:formula="of:=[.J10]*[.J11]" office:value-type="float" office:value="178.848" calcext:value-type="float">
            <text:p>178.8 g/m</text:p>
          </table:table-cell>
          <table:table-cell table:style-name="ce8" table:formula="of:=[.K10]*[.K11]" office:value-type="float" office:value="299.7" calcext:value-type="float">
            <text:p>299.7 g/m</text:p>
          </table:table-cell>
          <table:table-cell table:style-name="ce8" table:formula="of:=[.L10]*[.L11]" office:value-type="float" office:value="299.7" calcext:value-type="float">
            <text:p>299.7 g/m</text:p>
          </table:table-cell>
          <table:table-cell table:style-name="ce8" table:formula="of:=[.M10]*[.M11]" office:value-type="float" office:value="270" calcext:value-type="float">
            <text:p>270.0 g/m</text:p>
          </table:table-cell>
          <table:table-cell table:style-name="ce8" table:formula="of:=[.N10]*[.N11]" office:value-type="float" office:value="208.0832" calcext:value-type="float">
            <text:p>208.1 g/m</text:p>
          </table:table-cell>
          <table:table-cell table:style-name="ce8" table:formula="of:=[.O10]*[.O11]" office:value-type="float" office:value="253.76" calcext:value-type="float">
            <text:p>253.8 g/m</text:p>
          </table:table-cell>
          <table:table-cell table:style-name="ce8" table:formula="of:=[.P10]*[.P11]" office:value-type="float" office:value="421.083" calcext:value-type="float">
            <text:p>421.1 g/m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E</text:p>
          </table:table-cell>
          <table:table-cell table:number-columns-repeated="7" table:style-name="ce23" office:value-type="float" office:value="70" calcext:value-type="float">
            <text:p>70.0 GPa</text:p>
          </table:table-cell>
          <table:table-cell table:number-columns-repeated="3" table:style-name="ce23" office:value-type="float" office:value="193" calcext:value-type="float">
            <text:p>193.0 GPa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Beam weight (excluding rail etc.)</text:p>
          </table:table-cell>
          <table:table-cell table:style-name="ce10" table:formula="of:=[.$C$5]*[.G12]/1000" office:value-type="float" office:value="197.64" calcext:value-type="float">
            <text:p>197.6 g</text:p>
          </table:table-cell>
          <table:table-cell table:style-name="ce10" table:formula="of:=[.$C$5]*[.H12]/1000" office:value-type="float" office:value="58.5792" calcext:value-type="float">
            <text:p>58.6 g</text:p>
          </table:table-cell>
          <table:table-cell table:style-name="ce10" table:formula="of:=[.$C$5]*[.I12]/1000" office:value-type="float" office:value="71.5392" calcext:value-type="float">
            <text:p>71.5 g</text:p>
          </table:table-cell>
          <table:table-cell table:style-name="ce10" table:formula="of:=[.$C$5]*[.J12]/1000" office:value-type="float" office:value="71.5392" calcext:value-type="float">
            <text:p>71.5 g</text:p>
          </table:table-cell>
          <table:table-cell table:style-name="ce10" table:formula="of:=[.$C$5]*[.K12]/1000" office:value-type="float" office:value="119.88" calcext:value-type="float">
            <text:p>119.9 g</text:p>
          </table:table-cell>
          <table:table-cell table:style-name="ce10" table:formula="of:=[.$C$5]*[.L12]/1000" office:value-type="float" office:value="119.88" calcext:value-type="float">
            <text:p>119.9 g</text:p>
          </table:table-cell>
          <table:table-cell table:style-name="ce10" table:formula="of:=[.$C$5]*[.M12]/1000" office:value-type="float" office:value="108" calcext:value-type="float">
            <text:p>108.0 g</text:p>
          </table:table-cell>
          <table:table-cell table:style-name="ce10" table:formula="of:=[.$C$5]*[.N12]/1000" office:value-type="float" office:value="83.23328" calcext:value-type="float">
            <text:p>83.2 g</text:p>
          </table:table-cell>
          <table:table-cell table:style-name="ce10" table:formula="of:=[.$C$5]*[.O12]/1000" office:value-type="float" office:value="101.504" calcext:value-type="float">
            <text:p>101.5 g</text:p>
          </table:table-cell>
          <table:table-cell table:style-name="ce10" table:formula="of:=[.$C$5]*[.P12]/1000" office:value-type="float" office:value="168.4332" calcext:value-type="float">
            <text:p>168.4 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ta</text:p>
          </table:table-cell>
          <table:table-cell table:style-name="ce11" table:formula="of:=([.$C$4]/1000 * [.$C$3]/1000 * POWER([.$C$5]; 3)) / (3 * [.G13] * 1000 * [.G$9])" office:value-type="float" office:value="0.0821460659735592" calcext:value-type="float">
            <text:p>0.0821 mm</text:p>
          </table:table-cell>
          <table:table-cell table:style-name="ce11" table:formula="of:=([.$C$4]/1000 * [.$C$3]/1000 * POWER([.$C$5]; 3)) / (3 * [.H13] * 1000 * [.H$9])" office:value-type="float" office:value="0.0328634889611787" calcext:value-type="float">
            <text:p>0.0329 mm</text:p>
          </table:table-cell>
          <table:table-cell table:style-name="ce11" table:formula="of:=([.$C$4]/1000 * [.$C$3]/1000 * POWER([.$C$5]; 3)) / (3 * [.I13] * 1000 * [.I$9])" office:value-type="float" office:value="0.0239778724520094" calcext:value-type="float">
            <text:p>0.0240 mm</text:p>
          </table:table-cell>
          <table:table-cell table:style-name="ce11" table:formula="of:=([.$C$4]/1000 * [.$C$3]/1000 * POWER([.$C$5]; 3)) / (3 * [.J13] * 1000 * [.J$9])" office:value-type="float" office:value="0.0158044876147185" calcext:value-type="float">
            <text:p>0.0158 mm</text:p>
          </table:table-cell>
          <table:table-cell table:style-name="ce11" table:formula="of:=([.$C$4]/1000 * [.$C$3]/1000 * POWER([.$C$5]; 3)) / (3 * [.K13] * 1000 * [.K$9])" office:value-type="float" office:value="0.00796981929057401" calcext:value-type="float">
            <text:p>0.0080 mm</text:p>
          </table:table-cell>
          <table:table-cell table:style-name="ce11" table:formula="of:=([.$C$4]/1000 * [.$C$3]/1000 * POWER([.$C$5]; 3)) / (3 * [.L13] * 1000 * [.L$9])" office:value-type="float" office:value="0.00571791301535483" calcext:value-type="float">
            <text:p>0.0057 mm</text:p>
          </table:table-cell>
          <table:table-cell table:style-name="ce11" table:formula="of:=([.$C$4]/1000 * [.$C$3]/1000 * POWER([.$C$5]; 3)) / (3 * [.M13] * 1000 * [.M$9])" office:value-type="float" office:value="0.0152380952380952" calcext:value-type="float">
            <text:p>0.0152 mm</text:p>
          </table:table-cell>
          <table:table-cell table:style-name="ce11" table:formula="of:=([.$C$4]/1000 * [.$C$3]/1000 * POWER([.$C$5]; 3)) / (3 * [.N13] * 1000 * [.N$9])" office:value-type="float" office:value="0.0620577100461727" calcext:value-type="float">
            <text:p>0.0621 mm</text:p>
          </table:table-cell>
          <table:table-cell table:style-name="ce11" table:formula="of:=([.$C$4]/1000 * [.$C$3]/1000 * POWER([.$C$5]; 3)) / (3 * [.O13] * 1000 * [.O$9])" office:value-type="float" office:value="0.0347158938040809" calcext:value-type="float">
            <text:p>0.0347 mm</text:p>
          </table:table-cell>
          <table:table-cell table:style-name="ce11" table:formula="of:=([.$C$4]/1000 * [.$C$3]/1000 * POWER([.$C$5]; 3)) / (3 * [.P13] * 1000 * [.P$9])" office:value-type="float" office:value="0.00932788235208384" calcext:value-type="float">
            <text:p>0.0093 m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ight * delta</text:p>
          </table:table-cell>
          <table:table-cell table:style-name="ce26" table:formula="of:=[.G14]*[.G15]" office:value-type="float" office:value="16.2353484790142" calcext:value-type="float">
            <text:p>16.235</text:p>
          </table:table-cell>
          <table:table-cell table:style-name="ce26" table:formula="of:=[.H14]*[.H15]" office:value-type="float" office:value="1.92511689255468" calcext:value-type="float">
            <text:p>1.925</text:p>
          </table:table-cell>
          <table:table-cell table:style-name="ce26" table:formula="of:=[.I14]*[.I15]" office:value-type="float" office:value="1.71535781291879" calcext:value-type="float">
            <text:p>1.715</text:p>
          </table:table-cell>
          <table:table-cell table:style-name="ce26" table:formula="of:=[.J14]*[.J15]" office:value-type="float" office:value="1.13064040036687" calcext:value-type="float">
            <text:p>1.131</text:p>
          </table:table-cell>
          <table:table-cell table:style-name="ce26" table:formula="of:=[.K14]*[.K15]" office:value-type="float" office:value="0.955421936554012" calcext:value-type="float">
            <text:p>0.955</text:p>
          </table:table-cell>
          <table:table-cell table:style-name="ce26" table:formula="of:=[.L14]*[.L15]" office:value-type="float" office:value="0.685463412280737" calcext:value-type="float">
            <text:p>0.685</text:p>
          </table:table-cell>
          <table:table-cell table:style-name="ce26" table:formula="of:=[.M14]*[.M15]" office:value-type="float" office:value="1.64571428571429" calcext:value-type="float">
            <text:p>1.646</text:p>
          </table:table-cell>
          <table:table-cell table:style-name="ce26" table:formula="of:=[.N14]*[.N15]" office:value-type="float" office:value="5.1652667564319" calcext:value-type="float">
            <text:p>5.165</text:p>
          </table:table-cell>
          <table:table-cell table:style-name="ce26" table:formula="of:=[.O14]*[.O15]" office:value-type="float" office:value="3.52380208468942" calcext:value-type="float">
            <text:p>3.524</text:p>
          </table:table-cell>
          <table:table-cell table:style-name="ce26" table:formula="of:=[.P14]*[.P15]" office:value-type="float" office:value="1.57112507378501" calcext:value-type="float">
            <text:p>1.571</text:p>
          </table:table-cell>
        </table:table-row>
        <table:table-row table:style-name="ro1" table:number-rows-repeated="10485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" number:min-decimal-places="1" number:min-integer-digits="1"/>
      <number:text> mm^2</number:text>
    </number:number-style>
    <number:number-style style:name="N131">
      <number:number number:decimal-places="1" number:min-decimal-places="1" number:min-integer-digits="1"/>
      <number:text> GPa</number:text>
    </number:number-style>
    <number:number-style style:name="N130">
      <number:number number:decimal-places="1" number:min-decimal-places="1" number:min-integer-digits="1"/>
      <number:text> g/m</number:text>
    </number:number-style>
    <number:number-style style:name="N129">
      <number:number number:decimal-places="4" number:min-decimal-places="4" number:min-integer-digits="1"/>
      <number:text> mm</number:text>
    </number:number-style>
    <number:number-style style:name="N128">
      <number:number number:decimal-places="1" number:min-decimal-places="1" number:min-integer-digits="1"/>
      <number:text> g</number:text>
    </number:number-style>
    <number:number-style style:name="N127">
      <number:number number:decimal-places="3" number:min-decimal-places="3" number:min-integer-digits="1"/>
      <number:text> g/m</number:text>
    </number:number-style>
    <number:number-style style:name="N126">
      <number:number number:decimal-places="3" number:min-decimal-places="3" number:min-integer-digits="1"/>
      <number:text> g/cm^3</number:text>
    </number:number-style>
    <number:number-style style:name="N125">
      <number:number number:decimal-places="0" number:min-decimal-places="0" number:min-integer-digits="1"/>
      <number:text> mm^2</number:text>
    </number:number-style>
    <number:number-style style:name="N124">
      <number:number number:decimal-places="0" number:min-decimal-places="0" number:min-integer-digits="0" number:grouping="true"/>
      <number:text> mm^4</number:text>
    </number:number-style>
    <number:number-style style:name="N123">
      <number:number number:decimal-places="1" number:min-decimal-places="1" number:min-integer-digits="1"/>
      <number:text> mm</number:text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1" number:min-decimal-places="1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3" number:min-decimal-places="3" number:min-integer-digits="1"/>
      <number:text> m</number:text>
    </number:number-style>
    <number:number-style style:name="N114">
      <number:number number:decimal-places="3" number:min-decimal-places="3" number:min-integer-digits="1"/>
      <number:text> kg</number:text>
    </number:number-style>
    <number:number-style style:name="N113">
      <number:number number:decimal-places="2" number:min-decimal-places="2" number:min-integer-digits="1"/>
      <number:text> N</number:text>
    </number:number-style>
    <number:number-style style:name="N112">
      <number:number number:decimal-places="0" number:min-decimal-places="0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00:46:18.234000000</meta:creation-date>
    <meta:generator>LibreOffice/7.3.7.2$Linux_X86_64 LibreOffice_project/30$Build-2</meta:generator>
    <dc:date>2022-12-11T19:44:56.069502664</dc:date>
    <meta:editing-duration>PT3H40M33S</meta:editing-duration>
    <meta:editing-cycles>14</meta:editing-cycles>
    <meta:document-statistic meta:table-count="1" meta:cell-count="134" meta:object-count="0"/>
  </office:meta>
</office:document-meta>
</file>